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f819e" fo:border="0.74pt solid #000000"/>
    </style:style>
    <style:style style:name="ce11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16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20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bbe33d" fo:border-left="none" fo:border-right="0.74pt solid #000000" fo:border-top="none"/>
    </style:style>
    <style:style style:name="ce3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b4c7dc" fo:border="0.74pt solid #000000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 Gráficos" table:style-name="ta1">
        <table:table-column table:style-name="co1" table:default-cell-style-name="Default"/>
        <table:table-column table:style-name="co1" table:default-cell-style-name="ce11"/>
        <table:table-column table:style-name="co1" table:number-columns-repeated="13" table:default-cell-style-name="ce16"/>
        <table:table-column table:style-name="co1" table:default-cell-style-name="ce22"/>
        <table:table-column table:style-name="co1" table:default-cell-style-name="Default"/>
        <table:table-column table:style-name="co1" table:default-cell-style-name="ce11"/>
        <table:table-column table:style-name="co1" table:number-columns-repeated="7" table:default-cell-style-name="ce16"/>
        <table:table-column table:style-name="co2" table:default-cell-style-name="ce16"/>
        <table:table-column table:style-name="co1" table:number-columns-repeated="5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table:style-name="ce2" office:value-type="string" calcext:value-type="string">
            <text:p>Mínimo</text:p>
          </table:table-cell>
          <table:table-cell table:style-name="Default" table:number-columns-repeated="7"/>
          <table:table-cell table:style-name="ce2" office:value-type="string" calcext:value-type="string">
            <text:p>Média</text:p>
          </table:table-cell>
          <table:table-cell table:style-name="Default" table:number-columns-repeated="6"/>
          <table:table-cell/>
          <table:table-cell table:style-name="ce2" office:value-type="string" calcext:value-type="string">
            <text:p>Junção</text:p>
          </table:table-cell>
          <table:table-cell table:style-name="Default" table:number-columns-repeated="14"/>
        </table:table-row>
        <table:table-row table:style-name="ro1">
          <table:table-cell/>
          <table:table-cell table:style-name="Default">
            <draw:frame draw:z-index="1" draw:style-name="gr1" draw:text-style-name="P1" svg:width="16.009cm" svg:height="9.748cm" svg:x="0.003cm" svg:y="0cm">
              <draw:object draw:notify-on-update-of-ranges="'ProfBcast-MIN'.P22:'ProfBcast-MIN'.P22 'ProfBcast-MIN'.P23:'ProfBcast-MIN'.P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Default" table:number-columns-repeated="7"/>
          <table:table-cell table:style-name="Default">
            <draw:frame draw:z-index="0" draw:style-name="gr1" draw:text-style-name="P1" svg:width="16.009cm" svg:height="9.748cm" svg:x="0.001cm" svg:y="0cm">
              <draw:object draw:notify-on-update-of-ranges="'ProfBcast-MED'.P22:'ProfBcast-MED'.P22 'ProfBcast-MED'.P23:'ProfBcast-MED'.P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Default" table:number-columns-repeated="6"/>
          <table:table-cell/>
          <table:table-cell table:style-name="Default">
            <draw:frame draw:z-index="2" draw:style-name="gr1" draw:text-style-name="P1" svg:width="16.009cm" svg:height="9.748cm" svg:x="0.002cm" svg:y="0cm">
              <draw:object draw:notify-on-update-of-ranges="'Compara Gráficos'.Z3:'Compara Gráficos'.Z3 'Compara Gráficos'.Z4:'Compara Gráficos'.Z4 'Compara Gráficos'.Z6:'Compara Gráficos'.Z6 'Compara Gráficos'.Z5:'Compara Gráficos'.Z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7"/>
          <table:table-cell table:style-name="ce7" office:value-type="string" calcext:value-type="string">
            <text:p>MPIBcast-MIN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ProfBcast-MIN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MPIBcast-MED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ProfBcast-MED</text:p>
          </table:table-cell>
          <table:table-cell table:style-name="Default" table:number-columns-repeated="6"/>
        </table:table-row>
        <table:table-row table:style-name="ro1" table:number-rows-repeated="18"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32"/>
          <table:table-cell table:style-name="Default" table:number-columns-repeated="14"/>
        </table:table-row>
        <table:table-row table:style-name="ro1"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</table:table-row>
        <table:table-row table:style-name="ro1">
          <table:table-cell/>
          <table:table-cell>
            <draw:frame draw:z-index="3" draw:style-name="gr1" draw:text-style-name="P1" svg:width="16.009cm" svg:height="9.748cm" svg:x="0.001cm" svg:y="0cm">
              <draw:object draw:notify-on-update-of-ranges="'ProfBcast-MED'.B2:'ProfBcast-MED'.E3 'Compara Gráficos'.Z3:'Compara Gráficos'.Z3 'MPIBcast-MIN'.B17:'MPIBcast-MIN'.E17 'Compara Gráficos'.Z4:'Compara Gráficos'.Z4 'ProfBcast-MIN'.B17:'ProfBcast-MIN'.E17 'Compara Gráficos'.Z5:'Compara Gráficos'.Z5 'MPIBcast-MED'.B17:'MPIBcast-MED'.E17 'Compara Gráficos'.Z6:'Compara Gráficos'.Z6 'ProfBcast-MED'.B17:'ProfBcast-MED'.E1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draw:z-index="4" draw:style-name="gr1" draw:text-style-name="P1" svg:width="16.009cm" svg:height="9.748cm" svg:x="0.001cm" svg:y="0cm">
              <draw:object draw:notify-on-update-of-ranges="'ProfBcast-MED'.H2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6.237cm" svg:height="9.748cm" svg:x="0.001cm" svg:y="0cm">
              <draw:object draw:notify-on-update-of-ranges="'ProfBcast-MED'.B2:'ProfBcast-MED'.E3 'Compara Gráficos'.Z3:'Compara Gráficos'.Z3 'MPIBcast-MIN'.B17:'MPIBcast-MIN'.E17 'Compara Gráficos'.Z4:'Compara Gráficos'.Z4 'ProfBcast-MIN'.B17:'ProfBcast-MIN'.E17 'Compara Gráficos'.Z5:'Compara Gráficos'.Z5 'MPIBcast-MED'.B17:'MPIBcast-MED'.E17 'Compara Gráficos'.Z6:'Compara Gráficos'.Z6 'ProfBcast-MED'.B17:'ProfBcast-MED'.E1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8" draw:style-name="gr1" draw:text-style-name="P1" svg:width="16.237cm" svg:height="9.748cm" svg:x="0.258cm" svg:y="0cm">
              <draw:object draw:notify-on-update-of-ranges="'ProfBcast-MED'.H2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7"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6"/>
        </table:table-row>
        <table:table-row table:style-name="ro1">
          <table:table-cell/>
          <table:table-cell>
            <draw:frame draw:z-index="5" draw:style-name="gr1" draw:text-style-name="P1" svg:width="16.009cm" svg:height="9.748cm" svg:x="0.036cm" svg:y="0.034cm">
              <draw:object draw:notify-on-update-of-ranges="'ProfBcast-MED'.N2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draw:z-index="6" draw:style-name="gr1" draw:text-style-name="P1" svg:width="16.009cm" svg:height="9.748cm" svg:x="0.001cm" svg:y="0cm">
              <draw:object draw:notify-on-update-of-ranges="'ProfBcast-MED'.T2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draw:z-index="9" draw:style-name="gr1" draw:text-style-name="P1" svg:width="16.236cm" svg:height="9.748cm" svg:x="0.037cm" svg:y="0.034cm">
              <draw:object draw:notify-on-update-of-ranges="'ProfBcast-MED'.N2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7"/>
          <table:table-cell>
            <draw:frame draw:z-index="10" draw:style-name="gr1" draw:text-style-name="P1" svg:width="16.237cm" svg:height="9.748cm" svg:x="0.258cm" svg:y="0cm">
              <draw:object draw:notify-on-update-of-ranges="'ProfBcast-MED'.T2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6"/>
          <table:table-cell table:style-name="ce32"/>
          <table:table-cell table:number-columns-repeated="15"/>
        </table:table-row>
        <table:table-row table:style-name="ro1" table:number-rows-repeated="17">
          <table:table-cell table:number-columns-repeated="32"/>
        </table:table-row>
        <table:table-row table:style-name="ro1">
          <table:table-cell/>
          <table:table-cell table:style-name="ce12"/>
          <table:table-cell table:style-name="ce18" table:number-columns-repeated="13"/>
          <table:table-cell table:style-name="ce23"/>
          <table:table-cell/>
          <table:table-cell table:style-name="ce12"/>
          <table:table-cell table:style-name="ce18" table:number-columns-repeated="13"/>
          <table:table-cell table:style-name="ce23"/>
        </table:table-row>
      </table:table>
      <table:table table:name="ProfBcast-MIN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IN'.J25:'ProfBcast-MIN'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office:value-type="float" office:value="1019293339" calcext:value-type="float">
            <text:p>101929333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5978969" calcext:value-type="float">
            <text:p>0.000095978969</text:p>
          </table:table-cell>
          <table:table-cell table:style-name="ce4" table:formula="of:=MIN([.C4:.C13])/(1000*1000*1000)/[.L20]" office:value-type="float" office:value="0.00009732263" calcext:value-type="float">
            <text:p>0.00009732263</text:p>
          </table:table-cell>
          <table:table-cell table:style-name="ce4" table:formula="of:=MIN([.D4:.D13])/(1000*1000*1000)/[.M20]" office:value-type="float" office:value="0.0001182697236" calcext:value-type="float">
            <text:p>0.0001182697236</text:p>
          </table:table-cell>
          <table:table-cell table:style-name="ce4" table:formula="of:=MIN([.E4:.E13])/(1000*1000*1000)/[.N20]" office:value-type="float" office:value="0.0001586487144" calcext:value-type="float">
            <text:p>0.00015864871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0963383652" calcext:value-type="float">
            <text:p>0.0000963383652</text:p>
          </table:table-cell>
          <table:table-cell table:style-name="ce4" table:formula="of:=MIN([.I4:.I13])/(1000*1000*1000)/[.L20]" office:value-type="float" office:value="0.0001209461884" calcext:value-type="float">
            <text:p>0.0001209461884</text:p>
          </table:table-cell>
          <table:table-cell table:style-name="ce4" table:formula="of:=MIN([.J4:.J13])/(1000*1000*1000)/[.M20]" office:value-type="float" office:value="0.000146961008" calcext:value-type="float">
            <text:p>0.000146961008</text:p>
          </table:table-cell>
          <table:table-cell table:style-name="ce4" table:formula="of:=MIN([.K4:.K13])/(1000*1000*1000)/[.N20]" office:value-type="float" office:value="0.0002053556976" calcext:value-type="float">
            <text:p>0.000205355697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07045131" calcext:value-type="float">
            <text:p>0.000107045131</text:p>
          </table:table-cell>
          <table:table-cell table:style-name="ce4" table:formula="of:=MIN([.O4:.O13])/(1000*1000*1000)/[.L20]" office:value-type="float" office:value="0.0001438150846" calcext:value-type="float">
            <text:p>0.0001438150846</text:p>
          </table:table-cell>
          <table:table-cell table:style-name="ce4" table:formula="of:=MIN([.P4:.P13])/(1000*1000*1000)/[.M20]" office:value-type="float" office:value="0.000216899516" calcext:value-type="float">
            <text:p>0.000216899516</text:p>
          </table:table-cell>
          <table:table-cell table:style-name="ce4" table:formula="of:=MIN([.Q4:.Q13])/(1000*1000*1000)/[.N20]" office:value-type="float" office:value="0.000217725488" calcext:value-type="float">
            <text:p>0.0002177254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0835973461" calcext:value-type="float">
            <text:p>0.0000835973461</text:p>
          </table:table-cell>
          <table:table-cell table:style-name="ce4" table:formula="of:=MIN([.U4:.U13])/(1000*1000*1000)/[.L20]" office:value-type="float" office:value="0.0002443042702" calcext:value-type="float">
            <text:p>0.0002443042702</text:p>
          </table:table-cell>
          <table:table-cell table:style-name="ce4" table:formula="of:=MIN([.V4:.V13])/(1000*1000*1000)/[.M20]" office:value-type="float" office:value="0.0002806352336" calcext:value-type="float">
            <text:p>0.0002806352336</text:p>
          </table:table-cell>
          <table:table-cell table:style-name="ce4" table:formula="of:=MIN([.W4:.W13])/(1000*1000*1000)/[.N20]" office:value-type="float" office:value="0.0001613356448" calcext:value-type="float">
            <text:p>0.000161335644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5.978969" calcext:value-type="float">
            <text:p>95.978969</text:p>
          </table:table-cell>
          <table:table-cell table:style-name="ce4" table:formula="of:=( MIN([.C4:.C13])/1000 ) /[.L$20]" office:value-type="float" office:value="97.32263" calcext:value-type="float">
            <text:p>97.32263</text:p>
          </table:table-cell>
          <table:table-cell table:style-name="ce4" table:formula="of:=( MIN([.D4:.D13])/1000 ) /[.M$20]" office:value-type="float" office:value="118.2697236" calcext:value-type="float">
            <text:p>118.2697236</text:p>
          </table:table-cell>
          <table:table-cell table:style-name="ce4" table:formula="of:=( MIN([.E4:.E13])/1000 ) /[.N$20]" office:value-type="float" office:value="158.6487144" calcext:value-type="float">
            <text:p>158.64871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96.3383652" calcext:value-type="float">
            <text:p>96.3383652</text:p>
          </table:table-cell>
          <table:table-cell table:style-name="ce4" table:formula="of:=( MIN([.I4:.I13])/1000 ) / [.L$20]" office:value-type="float" office:value="120.9461884" calcext:value-type="float">
            <text:p>120.9461884</text:p>
          </table:table-cell>
          <table:table-cell table:style-name="ce4" table:formula="of:=( MIN([.J4:.J13])/1000 ) / [.M$20]" office:value-type="float" office:value="146.961008" calcext:value-type="float">
            <text:p>146.961008</text:p>
          </table:table-cell>
          <table:table-cell table:style-name="ce4" table:formula="of:=( MIN([.K4:.K13])/1000 ) / [.N$20]" office:value-type="float" office:value="205.3556976" calcext:value-type="float">
            <text:p>205.355697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07.045131" calcext:value-type="float">
            <text:p>107.045131</text:p>
          </table:table-cell>
          <table:table-cell table:style-name="ce4" table:formula="of:=( MIN([.O4:.O13])/1000 ) / [.L$20]" office:value-type="float" office:value="143.8150846" calcext:value-type="float">
            <text:p>143.8150846</text:p>
          </table:table-cell>
          <table:table-cell table:style-name="ce4" table:formula="of:=( MIN([.P4:.P13])/1000 ) / [.M$20]" office:value-type="float" office:value="216.899516" calcext:value-type="float">
            <text:p>216.899516</text:p>
          </table:table-cell>
          <table:table-cell table:style-name="ce4" table:formula="of:=( MIN([.Q4:.Q13])/1000 ) / [.N$20]" office:value-type="float" office:value="217.725488" calcext:value-type="float">
            <text:p>217.7254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83.5973461" calcext:value-type="float">
            <text:p>83.5973461</text:p>
          </table:table-cell>
          <table:table-cell table:style-name="ce4" table:formula="of:=(MIN([.U4:.U13])/1000 ) / [.L$20]" office:value-type="float" office:value="244.3042702" calcext:value-type="float">
            <text:p>244.3042702</text:p>
          </table:table-cell>
          <table:table-cell table:style-name="ce4" table:formula="of:=(MIN([.V4:.V13])/1000 ) / [.M$20]" office:value-type="float" office:value="280.6352336" calcext:value-type="float">
            <text:p>280.6352336</text:p>
          </table:table-cell>
          <table:table-cell table:style-name="ce4" table:formula="of:=(MIN([.W4:.W13])/1000 ) / [.N$20]" office:value-type="float" office:value="161.3356448" calcext:value-type="float">
            <text:p>161.3356448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2206065047164" calcext:value-type="float">
            <text:p>1,02206065047164</text:p>
          </table:table-cell>
          <table:table-cell table:style-name="ce15" table:formula="of:=[.C17]/[$'MPIBcast-MIN'.C17]" office:value-type="float" office:value="0.811946793079462" calcext:value-type="float">
            <text:p>0,811946793079462</text:p>
          </table:table-cell>
          <table:table-cell table:style-name="ce15" table:formula="of:=[.D17]/[$'MPIBcast-MIN'.D17]" office:value-type="float" office:value="1.03470575151569" calcext:value-type="float">
            <text:p>1,03470575151569</text:p>
          </table:table-cell>
          <table:table-cell table:style-name="ce15" table:formula="of:=[.E17]/[$'MPIBcast-MIN'.E17]" office:value-type="float" office:value="0.910680491326054" calcext:value-type="float">
            <text:p>0,91068049132605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695179547333264" calcext:value-type="float">
            <text:p>0,695179547333264</text:p>
          </table:table-cell>
          <table:table-cell table:style-name="ce15" table:formula="of:=[.I17]/[$'MPIBcast-MIN'.I17]" office:value-type="float" office:value="0.752378461774093" calcext:value-type="float">
            <text:p>0,752378461774093</text:p>
          </table:table-cell>
          <table:table-cell table:style-name="ce15" table:formula="of:=[.J17]/[$'MPIBcast-MIN'.J17]" office:value-type="float" office:value="1.00383758684826" calcext:value-type="float">
            <text:p>1,00383758684826</text:p>
          </table:table-cell>
          <table:table-cell table:style-name="ce15" table:formula="of:=[.K17]/[$'MPIBcast-MIN'.K17]" office:value-type="float" office:value="1.07800352973551" calcext:value-type="float">
            <text:p>1,0780035297355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0.919258032021717" calcext:value-type="float">
            <text:p>0,919258032021717</text:p>
          </table:table-cell>
          <table:table-cell table:style-name="ce15" table:formula="of:=[.O17]/[$'MPIBcast-MIN'.O17]" office:value-type="float" office:value="0.889381276421323" calcext:value-type="float">
            <text:p>0,889381276421323</text:p>
          </table:table-cell>
          <table:table-cell table:style-name="ce15" table:formula="of:=[.P17]/[$'MPIBcast-MIN'.P17]" office:value-type="float" office:value="1.03304760477829" calcext:value-type="float">
            <text:p>1,03304760477829</text:p>
          </table:table-cell>
          <table:table-cell table:style-name="ce15" table:formula="of:=[.Q17]/[$'MPIBcast-MIN'.Q17]" office:value-type="float" office:value="0.754060144410224" calcext:value-type="float">
            <text:p>0,75406014441022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297981860343002" calcext:value-type="float">
            <text:p>0,297981860343002</text:p>
          </table:table-cell>
          <table:table-cell table:style-name="ce15" table:formula="of:=[.U17]/[$'MPIBcast-MIN'.U17]" office:value-type="float" office:value="0.678972584437265" calcext:value-type="float">
            <text:p>0,678972584437265</text:p>
          </table:table-cell>
          <table:table-cell table:style-name="ce15" table:formula="of:=[.V17]/[$'MPIBcast-MIN'.V17]" office:value-type="float" office:value="0.715616531702779" calcext:value-type="float">
            <text:p>0,715616531702779</text:p>
          </table:table-cell>
          <table:table-cell table:style-name="ce15" table:formula="of:=[.W17]/[$'MPIBcast-MIN'.W17]" office:value-type="float" office:value="0.370686119755342" calcext:value-type="float">
            <text:p>0,37068611975534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IN'.P22:'ProfBcast-MIN'.P22 'ProfBcast-MIN'.P23:'ProfBcast-MIN'.P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IN" table:style-name="ta1">
        <table:shapes>
          <draw:frame draw:z-index="0" draw:style-name="gr1" draw:text-style-name="P1" svg:width="16.009cm" svg:height="9.748cm" svg:x="2.271cm" svg:y="8.58cm">
            <draw:object draw:notify-on-update-of-ranges="'MPIBcast-MIN'.J25:'MPIBcast-MIN'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office:value-type="float" office:value="999077108" calcext:value-type="float">
            <text:p>9990771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39073126" calcext:value-type="float">
            <text:p>0.0000939073126</text:p>
          </table:table-cell>
          <table:table-cell table:style-name="ce4" table:formula="of:=MIN([.C4:.C13])/(1000*1000*1000)/[.L20]" office:value-type="float" office:value="0.0001198633098" calcext:value-type="float">
            <text:p>0.0001198633098</text:p>
          </table:table-cell>
          <table:table-cell table:style-name="ce4" table:formula="of:=MIN([.D4:.D13])/(1000*1000*1000)/[.M20]" office:value-type="float" office:value="0.0001143027604" calcext:value-type="float">
            <text:p>0.0001143027604</text:p>
          </table:table-cell>
          <table:table-cell table:style-name="ce4" table:formula="of:=MIN([.E4:.E13])/(1000*1000*1000)/[.N20]" office:value-type="float" office:value="0.0001742089744" calcext:value-type="float">
            <text:p>0.0001742089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385805517" calcext:value-type="float">
            <text:p>0.0001385805517</text:p>
          </table:table-cell>
          <table:table-cell table:style-name="ce4" table:formula="of:=MIN([.I4:.I13])/(1000*1000*1000)/[.L20]" office:value-type="float" office:value="0.0001607517952" calcext:value-type="float">
            <text:p>0.0001607517952</text:p>
          </table:table-cell>
          <table:table-cell table:style-name="ce4" table:formula="of:=MIN([.J4:.J13])/(1000*1000*1000)/[.M20]" office:value-type="float" office:value="0.0001463991884" calcext:value-type="float">
            <text:p>0.0001463991884</text:p>
          </table:table-cell>
          <table:table-cell table:style-name="ce4" table:formula="of:=MIN([.K4:.K13])/(1000*1000*1000)/[.N20]" office:value-type="float" office:value="0.0001904963128" calcext:value-type="float">
            <text:p>0.00019049631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164473165" calcext:value-type="float">
            <text:p>0.0001164473165</text:p>
          </table:table-cell>
          <table:table-cell table:style-name="ce4" table:formula="of:=MIN([.O4:.O13])/(1000*1000*1000)/[.L20]" office:value-type="float" office:value="0.0001617023974" calcext:value-type="float">
            <text:p>0.0001617023974</text:p>
          </table:table-cell>
          <table:table-cell table:style-name="ce4" table:formula="of:=MIN([.P4:.P13])/(1000*1000*1000)/[.M20]" office:value-type="float" office:value="0.000209960814" calcext:value-type="float">
            <text:p>0.000209960814</text:p>
          </table:table-cell>
          <table:table-cell table:style-name="ce4" table:formula="of:=MIN([.Q4:.Q13])/(1000*1000*1000)/[.N20]" office:value-type="float" office:value="0.0002887375624" calcext:value-type="float">
            <text:p>0.000288737562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2805450842" calcext:value-type="float">
            <text:p>0.0002805450842</text:p>
          </table:table-cell>
          <table:table-cell table:style-name="ce4" table:formula="of:=MIN([.U4:.U13])/(1000*1000*1000)/[.L20]" office:value-type="float" office:value="0.0003598146314" calcext:value-type="float">
            <text:p>0.0003598146314</text:p>
          </table:table-cell>
          <table:table-cell table:style-name="ce4" table:formula="of:=MIN([.V4:.V13])/(1000*1000*1000)/[.M20]" office:value-type="float" office:value="0.0003921586788" calcext:value-type="float">
            <text:p>0.0003921586788</text:p>
          </table:table-cell>
          <table:table-cell table:style-name="ce4" table:formula="of:=MIN([.W4:.W13])/(1000*1000*1000)/[.N20]" office:value-type="float" office:value="0.0004352351928" calcext:value-type="float">
            <text:p>0.000435235192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3.9073126" calcext:value-type="float">
            <text:p>93.9073126</text:p>
          </table:table-cell>
          <table:table-cell table:style-name="ce4" table:formula="of:=( MIN([.C4:.C13])/1000 ) /[.L$20]" office:value-type="float" office:value="119.8633098" calcext:value-type="float">
            <text:p>119.8633098</text:p>
          </table:table-cell>
          <table:table-cell table:style-name="ce4" table:formula="of:=( MIN([.D4:.D13])/1000 ) /[.M$20]" office:value-type="float" office:value="114.3027604" calcext:value-type="float">
            <text:p>114.3027604</text:p>
          </table:table-cell>
          <table:table-cell table:style-name="ce4" table:formula="of:=( MIN([.E4:.E13])/1000 ) /[.N$20]" office:value-type="float" office:value="174.2089744" calcext:value-type="float">
            <text:p>174.2089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38.5805517" calcext:value-type="float">
            <text:p>138.5805517</text:p>
          </table:table-cell>
          <table:table-cell table:style-name="ce4" table:formula="of:=( MIN([.I4:.I13])/1000 ) / [.L$20]" office:value-type="float" office:value="160.7517952" calcext:value-type="float">
            <text:p>160.7517952</text:p>
          </table:table-cell>
          <table:table-cell table:style-name="ce4" table:formula="of:=( MIN([.J4:.J13])/1000 ) / [.M$20]" office:value-type="float" office:value="146.3991884" calcext:value-type="float">
            <text:p>146.3991884</text:p>
          </table:table-cell>
          <table:table-cell table:style-name="ce4" table:formula="of:=( MIN([.K4:.K13])/1000 ) / [.N$20]" office:value-type="float" office:value="190.4963128" calcext:value-type="float">
            <text:p>190.49631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16.4473165" calcext:value-type="float">
            <text:p>116.4473165</text:p>
          </table:table-cell>
          <table:table-cell table:style-name="ce4" table:formula="of:=( MIN([.O4:.O13])/1000 ) / [.L$20]" office:value-type="float" office:value="161.7023974" calcext:value-type="float">
            <text:p>161.7023974</text:p>
          </table:table-cell>
          <table:table-cell table:style-name="ce4" table:formula="of:=( MIN([.P4:.P13])/1000 ) / [.M$20]" office:value-type="float" office:value="209.960814" calcext:value-type="float">
            <text:p>209.960814</text:p>
          </table:table-cell>
          <table:table-cell table:style-name="ce4" table:formula="of:=( MIN([.Q4:.Q13])/1000 ) / [.N$20]" office:value-type="float" office:value="288.7375624" calcext:value-type="float">
            <text:p>288.737562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80.5450842" calcext:value-type="float">
            <text:p>280.5450842</text:p>
          </table:table-cell>
          <table:table-cell table:style-name="ce4" table:formula="of:=(MIN([.U4:.U13])/1000 ) / [.L$20]" office:value-type="float" office:value="359.8146314" calcext:value-type="float">
            <text:p>359.8146314</text:p>
          </table:table-cell>
          <table:table-cell table:style-name="ce4" table:formula="of:=(MIN([.V4:.V13])/1000 ) / [.M$20]" office:value-type="float" office:value="392.1586788" calcext:value-type="float">
            <text:p>392.1586788</text:p>
          </table:table-cell>
          <table:table-cell table:style-name="ce4" table:formula="of:=(MIN([.W4:.W13])/1000 ) / [.N$20]" office:value-type="float" office:value="435.2351928" calcext:value-type="float">
            <text:p>435.235192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-MED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ED'.J25:'ProfBcast-MED'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174024733" calcext:value-type="float">
            <text:p>0.00010174024733</text:p>
          </table:table-cell>
          <table:table-cell table:style-name="ce4" table:formula="of:=AVERAGE([.C4:.C13])/(1000*1000*1000)/[.L20]" office:value-type="float" office:value="0.0001049608946" calcext:value-type="float">
            <text:p>0.0001049608946</text:p>
          </table:table-cell>
          <table:table-cell table:style-name="ce4" table:formula="of:=AVERAGE([.D4:.D13])/(1000*1000*1000)/[.M20]" office:value-type="float" office:value="0.0001251527356" calcext:value-type="float">
            <text:p>0.0001251527356</text:p>
          </table:table-cell>
          <table:table-cell table:style-name="ce4" table:formula="of:=AVERAGE([.E4:.E13])/(1000*1000*1000)/[.N20]" office:value-type="float" office:value="0.00017020718112" calcext:value-type="float">
            <text:p>0.0001702071811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0749320335" calcext:value-type="float">
            <text:p>0.00010749320335</text:p>
          </table:table-cell>
          <table:table-cell table:style-name="ce4" table:formula="of:=AVERAGE([.I4:.I13])/(1000*1000*1000)/[.L20]" office:value-type="float" office:value="0.00013353241952" calcext:value-type="float">
            <text:p>0.00013353241952</text:p>
          </table:table-cell>
          <table:table-cell table:style-name="ce4" table:formula="of:=AVERAGE([.J4:.J13])/(1000*1000*1000)/[.M20]" office:value-type="float" office:value="0.00016631948688" calcext:value-type="float">
            <text:p>0.00016631948688</text:p>
          </table:table-cell>
          <table:table-cell table:style-name="ce4" table:formula="of:=AVERAGE([.K4:.K13])/(1000*1000*1000)/[.N20]" office:value-type="float" office:value="0.00022172164272" calcext:value-type="float">
            <text:p>0.0002217216427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028955477" calcext:value-type="float">
            <text:p>0.00012028955477</text:p>
          </table:table-cell>
          <table:table-cell table:style-name="ce4" table:formula="of:=AVERAGE([.O4:.O13])/(1000*1000*1000)/[.L20]" office:value-type="float" office:value="0.00015873145216" calcext:value-type="float">
            <text:p>0.00015873145216</text:p>
          </table:table-cell>
          <table:table-cell table:style-name="ce4" table:formula="of:=AVERAGE([.P4:.P13])/(1000*1000*1000)/[.M20]" office:value-type="float" office:value="0.00023397924836" calcext:value-type="float">
            <text:p>0.00023397924836</text:p>
          </table:table-cell>
          <table:table-cell table:style-name="ce4" table:formula="of:=AVERAGE([.Q4:.Q13])/(1000*1000*1000)/[.N20]" office:value-type="float" office:value="0.0002634205752" calcext:value-type="float">
            <text:p>0.000263420575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09256204992" calcext:value-type="float">
            <text:p>0.00009256204992</text:p>
          </table:table-cell>
          <table:table-cell table:style-name="ce4" table:formula="of:=AVERAGE([.U4:.U13])/(1000*1000*1000)/[.L20]" office:value-type="float" office:value="0.0002550447004" calcext:value-type="float">
            <text:p>0.0002550447004</text:p>
          </table:table-cell>
          <table:table-cell table:style-name="ce4" table:formula="of:=AVERAGE([.V4:.V13])/(1000*1000*1000)/[.M20]" office:value-type="float" office:value="0.00031951329668" calcext:value-type="float">
            <text:p>0.00031951329668</text:p>
          </table:table-cell>
          <table:table-cell table:style-name="ce4" table:formula="of:=AVERAGE([.W4:.W13])/(1000*1000*1000)/[.N20]" office:value-type="float" office:value="0.00017454009824" calcext:value-type="float">
            <text:p>0.000174540098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1.74024733" calcext:value-type="float">
            <text:p>101.74024733</text:p>
          </table:table-cell>
          <table:table-cell table:style-name="ce4" table:formula="of:=( AVERAGE([.C4:.C13])/1000 ) /[.L$20]" office:value-type="float" office:value="104.9608946" calcext:value-type="float">
            <text:p>104.9608946</text:p>
          </table:table-cell>
          <table:table-cell table:style-name="ce4" table:formula="of:=( AVERAGE([.D4:.D13])/1000 ) /[.M$20]" office:value-type="float" office:value="125.1527356" calcext:value-type="float">
            <text:p>125.1527356</text:p>
          </table:table-cell>
          <table:table-cell table:style-name="ce4" table:formula="of:=( AVERAGE([.E4:.E13])/1000 ) /[.N$20]" office:value-type="float" office:value="170.20718112" calcext:value-type="float">
            <text:p>170.2071811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07.49320335" calcext:value-type="float">
            <text:p>107.49320335</text:p>
          </table:table-cell>
          <table:table-cell table:style-name="ce4" table:formula="of:=( AVERAGE([.I4:.I13])/1000 ) / [.L$20]" office:value-type="float" office:value="133.53241952" calcext:value-type="float">
            <text:p>133.53241952</text:p>
          </table:table-cell>
          <table:table-cell table:style-name="ce4" table:formula="of:=( AVERAGE([.J4:.J13])/1000 ) / [.M$20]" office:value-type="float" office:value="166.31948688" calcext:value-type="float">
            <text:p>166.31948688</text:p>
          </table:table-cell>
          <table:table-cell table:style-name="ce4" table:formula="of:=( AVERAGE([.K4:.K13])/1000 ) / [.N$20]" office:value-type="float" office:value="221.72164272" calcext:value-type="float">
            <text:p>221.7216427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0.28955477" calcext:value-type="float">
            <text:p>120.28955477</text:p>
          </table:table-cell>
          <table:table-cell table:style-name="ce4" table:formula="of:=( AVERAGE([.O4:.O13])/1000 ) / [.L$20]" office:value-type="float" office:value="158.73145216" calcext:value-type="float">
            <text:p>158.73145216</text:p>
          </table:table-cell>
          <table:table-cell table:style-name="ce4" table:formula="of:=( AVERAGE([.P4:.P13])/1000 ) / [.M$20]" office:value-type="float" office:value="233.97924836" calcext:value-type="float">
            <text:p>233.97924836</text:p>
          </table:table-cell>
          <table:table-cell table:style-name="ce4" table:formula="of:=( AVERAGE([.Q4:.Q13])/1000 ) / [.N$20]" office:value-type="float" office:value="263.4205752" calcext:value-type="float">
            <text:p>263.420575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92.56204992" calcext:value-type="float">
            <text:p>92.56204992</text:p>
          </table:table-cell>
          <table:table-cell table:style-name="ce4" table:formula="of:=(AVERAGE([.U4:.U13])/1000 ) / [.L$20]" office:value-type="float" office:value="255.0447004" calcext:value-type="float">
            <text:p>255.0447004</text:p>
          </table:table-cell>
          <table:table-cell table:style-name="ce4" table:formula="of:=(AVERAGE([.V4:.V13])/1000 ) / [.M$20]" office:value-type="float" office:value="319.51329668" calcext:value-type="float">
            <text:p>319.51329668</text:p>
          </table:table-cell>
          <table:table-cell table:style-name="ce4" table:formula="of:=(AVERAGE([.W4:.W13])/1000 ) / [.N$20]" office:value-type="float" office:value="174.54009824" calcext:value-type="float">
            <text:p>174.54009824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8341133947006" calcext:value-type="float">
            <text:p>1,08341133947006</text:p>
          </table:table-cell>
          <table:table-cell table:style-name="ce15" table:formula="of:=[.C17]/[$'MPIBcast-MIN'.C17]" office:value-type="float" office:value="0.875671586035246" calcext:value-type="float">
            <text:p>0,875671586035246</text:p>
          </table:table-cell>
          <table:table-cell table:style-name="ce15" table:formula="of:=[.D17]/[$'MPIBcast-MIN'.D17]" office:value-type="float" office:value="1.09492312488369" calcext:value-type="float">
            <text:p>1,09492312488369</text:p>
          </table:table-cell>
          <table:table-cell table:style-name="ce15" table:formula="of:=[.E17]/[$'MPIBcast-MIN'.E17]" office:value-type="float" office:value="0.977028776538162" calcext:value-type="float">
            <text:p>0,97702877653816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775673079890041" calcext:value-type="float">
            <text:p>0,775673079890041</text:p>
          </table:table-cell>
          <table:table-cell table:style-name="ce15" table:formula="of:=[.I17]/[$'MPIBcast-MIN'.I17]" office:value-type="float" office:value="0.830674515042679" calcext:value-type="float">
            <text:p>0,830674515042679</text:p>
          </table:table-cell>
          <table:table-cell table:style-name="ce15" table:formula="of:=[.J17]/[$'MPIBcast-MIN'.J17]" office:value-type="float" office:value="1.13606836689267" calcext:value-type="float">
            <text:p>1,13606836689267</text:p>
          </table:table-cell>
          <table:table-cell table:style-name="ce15" table:formula="of:=[.K17]/[$'MPIBcast-MIN'.K17]" office:value-type="float" office:value="1.16391566566846" calcext:value-type="float">
            <text:p>1,16391566566846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1.03299550720003" calcext:value-type="float">
            <text:p>1,03299550720003</text:p>
          </table:table-cell>
          <table:table-cell table:style-name="ce15" table:formula="of:=[.O17]/[$'MPIBcast-MIN'.O17]" office:value-type="float" office:value="0.981627079822132" calcext:value-type="float">
            <text:p>0,981627079822132</text:p>
          </table:table-cell>
          <table:table-cell table:style-name="ce15" table:formula="of:=[.P17]/[$'MPIBcast-MIN'.P17]" office:value-type="float" office:value="1.11439484303009" calcext:value-type="float">
            <text:p>1,11439484303009</text:p>
          </table:table-cell>
          <table:table-cell table:style-name="ce15" table:formula="of:=[.Q17]/[$'MPIBcast-MIN'.Q17]" office:value-type="float" office:value="0.912318345456809" calcext:value-type="float">
            <text:p>0,912318345456809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329936452759275" calcext:value-type="float">
            <text:p>0,329936452759275</text:p>
          </table:table-cell>
          <table:table-cell table:style-name="ce15" table:formula="of:=[.U17]/[$'MPIBcast-MIN'.U17]" office:value-type="float" office:value="0.708822482864714" calcext:value-type="float">
            <text:p>0,708822482864714</text:p>
          </table:table-cell>
          <table:table-cell table:style-name="ce15" table:formula="of:=[.V17]/[$'MPIBcast-MIN'.V17]" office:value-type="float" office:value="0.814755133451862" calcext:value-type="float">
            <text:p>0,814755133451862</text:p>
          </table:table-cell>
          <table:table-cell table:style-name="ce15" table:formula="of:=[.W17]/[$'MPIBcast-MIN'.W17]" office:value-type="float" office:value="0.40102478183607" calcext:value-type="float">
            <text:p>0,4010247818360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ED'.P22:'ProfBcast-MED'.P22 'ProfBcast-MED'.P23:'ProfBcast-MED'.P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ED" table:style-name="ta1">
        <table:shapes>
          <draw:frame draw:z-index="0" draw:style-name="gr1" draw:text-style-name="P1" svg:width="16.009cm" svg:height="9.748cm" svg:x="2.271cm" svg:y="8.58cm">
            <draw:object draw:notify-on-update-of-ranges="'MPIBcast-MED'.J25:'MPIBcast-MED'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268533416" calcext:value-type="float">
            <text:p>0.00010268533416</text:p>
          </table:table-cell>
          <table:table-cell table:style-name="ce4" table:formula="of:=AVERAGE([.C4:.C13])/(1000*1000*1000)/[.L20]" office:value-type="float" office:value="0.0001292056653" calcext:value-type="float">
            <text:p>0.0001292056653</text:p>
          </table:table-cell>
          <table:table-cell table:style-name="ce4" table:formula="of:=AVERAGE([.D4:.D13])/(1000*1000*1000)/[.M20]" office:value-type="float" office:value="0.00012208327868" calcext:value-type="float">
            <text:p>0.00012208327868</text:p>
          </table:table-cell>
          <table:table-cell table:style-name="ce4" table:formula="of:=AVERAGE([.E4:.E13])/(1000*1000*1000)/[.N20]" office:value-type="float" office:value="0.00018155610224" calcext:value-type="float">
            <text:p>0.00018155610224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5127260758" calcext:value-type="float">
            <text:p>0.00015127260758</text:p>
          </table:table-cell>
          <table:table-cell table:style-name="ce4" table:formula="of:=AVERAGE([.I4:.I13])/(1000*1000*1000)/[.L20]" office:value-type="float" office:value="0.00018080324718" calcext:value-type="float">
            <text:p>0.00018080324718</text:p>
          </table:table-cell>
          <table:table-cell table:style-name="ce4" table:formula="of:=AVERAGE([.J4:.J13])/(1000*1000*1000)/[.M20]" office:value-type="float" office:value="0.00015386959176" calcext:value-type="float">
            <text:p>0.00015386959176</text:p>
          </table:table-cell>
          <table:table-cell table:style-name="ce4" table:formula="of:=AVERAGE([.K4:.K13])/(1000*1000*1000)/[.N20]" office:value-type="float" office:value="0.00020368429808" calcext:value-type="float">
            <text:p>0.0002036842980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499154823" calcext:value-type="float">
            <text:p>0.00012499154823</text:p>
          </table:table-cell>
          <table:table-cell table:style-name="ce4" table:formula="of:=AVERAGE([.O4:.O13])/(1000*1000*1000)/[.L20]" office:value-type="float" office:value="0.00017733075086" calcext:value-type="float">
            <text:p>0.00017733075086</text:p>
          </table:table-cell>
          <table:table-cell table:style-name="ce4" table:formula="of:=AVERAGE([.P4:.P13])/(1000*1000*1000)/[.M20]" office:value-type="float" office:value="0.00024433913228" calcext:value-type="float">
            <text:p>0.00024433913228</text:p>
          </table:table-cell>
          <table:table-cell table:style-name="ce4" table:formula="of:=AVERAGE([.Q4:.Q13])/(1000*1000*1000)/[.N20]" office:value-type="float" office:value="0.00033559060736" calcext:value-type="float">
            <text:p>0.0003355906073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29773765765" calcext:value-type="float">
            <text:p>0.00029773765765</text:p>
          </table:table-cell>
          <table:table-cell table:style-name="ce4" table:formula="of:=AVERAGE([.U4:.U13])/(1000*1000*1000)/[.L20]" office:value-type="float" office:value="0.00039282689404" calcext:value-type="float">
            <text:p>0.00039282689404</text:p>
          </table:table-cell>
          <table:table-cell table:style-name="ce4" table:formula="of:=AVERAGE([.V4:.V13])/(1000*1000*1000)/[.M20]" office:value-type="float" office:value="0.00043009916288" calcext:value-type="float">
            <text:p>0.00043009916288</text:p>
          </table:table-cell>
          <table:table-cell table:style-name="ce4" table:formula="of:=AVERAGE([.W4:.W13])/(1000*1000*1000)/[.N20]" office:value-type="float" office:value="0.00052637884224" calcext:value-type="float">
            <text:p>0.000526378842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2.68533416" calcext:value-type="float">
            <text:p>102.68533416</text:p>
          </table:table-cell>
          <table:table-cell table:style-name="ce4" table:formula="of:=( AVERAGE([.C4:.C13])/1000 ) /[.L$20]" office:value-type="float" office:value="129.2056653" calcext:value-type="float">
            <text:p>129.2056653</text:p>
          </table:table-cell>
          <table:table-cell table:style-name="ce4" table:formula="of:=( AVERAGE([.D4:.D13])/1000 ) /[.M$20]" office:value-type="float" office:value="122.08327868" calcext:value-type="float">
            <text:p>122.08327868</text:p>
          </table:table-cell>
          <table:table-cell table:style-name="ce4" table:formula="of:=( AVERAGE([.E4:.E13])/1000 ) /[.N$20]" office:value-type="float" office:value="181.55610224" calcext:value-type="float">
            <text:p>181.55610224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51.27260758" calcext:value-type="float">
            <text:p>151.27260758</text:p>
          </table:table-cell>
          <table:table-cell table:style-name="ce4" table:formula="of:=( AVERAGE([.I4:.I13])/1000 ) / [.L$20]" office:value-type="float" office:value="180.80324718" calcext:value-type="float">
            <text:p>180.80324718</text:p>
          </table:table-cell>
          <table:table-cell table:style-name="ce4" table:formula="of:=( AVERAGE([.J4:.J13])/1000 ) / [.M$20]" office:value-type="float" office:value="153.86959176" calcext:value-type="float">
            <text:p>153.86959176</text:p>
          </table:table-cell>
          <table:table-cell table:style-name="ce4" table:formula="of:=( AVERAGE([.K4:.K13])/1000 ) / [.N$20]" office:value-type="float" office:value="203.68429808" calcext:value-type="float">
            <text:p>203.6842980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4.99154823" calcext:value-type="float">
            <text:p>124.99154823</text:p>
          </table:table-cell>
          <table:table-cell table:style-name="ce4" table:formula="of:=( AVERAGE([.O4:.O13])/1000 ) / [.L$20]" office:value-type="float" office:value="177.33075086" calcext:value-type="float">
            <text:p>177.33075086</text:p>
          </table:table-cell>
          <table:table-cell table:style-name="ce4" table:formula="of:=( AVERAGE([.P4:.P13])/1000 ) / [.M$20]" office:value-type="float" office:value="244.33913228" calcext:value-type="float">
            <text:p>244.33913228</text:p>
          </table:table-cell>
          <table:table-cell table:style-name="ce4" table:formula="of:=( AVERAGE([.Q4:.Q13])/1000 ) / [.N$20]" office:value-type="float" office:value="335.59060736" calcext:value-type="float">
            <text:p>335.5906073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297.73765765" calcext:value-type="float">
            <text:p>297.73765765</text:p>
          </table:table-cell>
          <table:table-cell table:style-name="ce4" table:formula="of:=(AVERAGE([.U4:.U13])/1000 ) / [.L$20]" office:value-type="float" office:value="392.82689404" calcext:value-type="float">
            <text:p>392.82689404</text:p>
          </table:table-cell>
          <table:table-cell table:style-name="ce4" table:formula="of:=(AVERAGE([.V4:.V13])/1000 ) / [.M$20]" office:value-type="float" office:value="430.09916288" calcext:value-type="float">
            <text:p>430.09916288</text:p>
          </table:table-cell>
          <table:table-cell table:style-name="ce4" table:formula="of:=(AVERAGE([.W4:.W13])/1000 ) / [.N$20]" office:value-type="float" office:value="526.37884224" calcext:value-type="float">
            <text:p>526.378842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1T14:07:22.834000000</dc:date>
    <meta:editing-duration>PT6H52M</meta:editing-duration>
    <meta:editing-cycles>33</meta:editing-cycles>
    <meta:generator>LibreOffice/7.4.3.2$Windows_X86_64 LibreOffice_project/1048a8393ae2eeec98dff31b5c133c5f1d08b890</meta:generator>
    <meta:document-statistic meta:table-count="5" meta:cell-count="1073" meta:object-count="1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IN'.B2:'MPIBcast-MIN'.E3 'MPIBcast-MIN'.H2:'MPIBcast-MIN'.K3 'MPIBcast-MIN'.N2:'MPIBcast-MIN'.Q3 'MPIBcast-MIN'.T2:'MPIBcast-MIN'.W3 'MPIBcast-MIN'.B16:'MPIBcast-MIN'.E16 'MPIBcast-MIN'.H16:'MPIBcast-MIN'.K16 'MPIBcast-MIN'.N16:'MPIBcast-MIN'.Q16 'MPIBcast-MIN'.T16:'MPIBcast-MIN'.W16 'MPIBcast-MIN'.J25:'MPI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IN'.B2:'MPIBcast-MIN'.E3 'MPIBcast-MIN'.H2:'MPIBcast-MIN'.K3 'MPIBcast-MIN'.N2:'MPIBcast-MIN'.Q3 'MPIBcast-MIN'.T2:'MPI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16:'MPIBcast-MIN'.E16 'MPIBcast-MIN'.H16:'MPIBcast-MIN'.K16 'MPIBcast-MIN'.N16:'MPIBcast-MIN'.Q16 'MPIBcast-MIN'.T16:'MPI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IN'.J25:'MPI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IN'.B2:'MPIBcast-MIN'.E3 'MPIBcast-MIN'.H2:'MPIBcast-MIN'.K3 'MPIBcast-MIN'.N2:'MPIBcast-MIN'.Q3 'MPIBcast-MIN'.T2:'MPI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IN'.J25:'MPI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9.475cm" svg:y="5.124cm" style:legend-expansion="custom" svg:width="3.793cm" svg:height="2.682cm" style:legend-expansion-aspect-ratio="1.41424310216257" chart:style-name="ch4"/>
        <chart:plot-area chart:style-name="ch5" table:cell-range-address="'ProfBcast-MED'.B2:'ProfBcast-MED'.E3 'Compara Gráficos'.Z3:'Compara Gráficos'.Z6 'MPIBcast-MIN'.B17:'MPIBcast-MIN'.E17 'ProfBcast-MIN'.B17:'ProfBcast-MIN'.E17 'MPIBcast-MED'.B17:'MPIBcast-MED'.E17 'ProfBcast-MED'.B17:'ProfBcast-MED'.E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17:'MPIBcast-MIN'.E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B17:'ProfBcast-MIN'.E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B17:'MPIBcast-MED'.E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B17:'ProfBcast-MED'.E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E17</svg:desc>
                </draw:g>
              </table:table-cell>
              <table:table-cell office:value-type="float" office:value="119.8633098">
                <text:p>119.8633098</text:p>
              </table:table-cell>
              <table:table-cell office:value-type="float" office:value="114.3027604">
                <text:p>114.3027604</text:p>
              </table:table-cell>
              <table:table-cell office:value-type="float" office:value="174.2089744">
                <text:p>174.2089744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E17</svg:desc>
                </draw:g>
              </table:table-cell>
              <table:table-cell office:value-type="float" office:value="97.32263">
                <text:p>97.32263</text:p>
              </table:table-cell>
              <table:table-cell office:value-type="float" office:value="118.2697236">
                <text:p>118.2697236</text:p>
              </table:table-cell>
              <table:table-cell office:value-type="float" office:value="158.6487144">
                <text:p>158.648714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9.407cm" svg:y="5.158cm" style:legend-expansion="custom" svg:width="3.793cm" svg:height="2.682cm" style:legend-expansion-aspect-ratio="1.41424310216257" chart:style-name="ch4"/>
        <chart:plot-area chart:style-name="ch5" table:cell-range-address="'ProfBcast-MED'.H2:'ProfBcast-MED'.K3 'Compara Gráficos'.Z3:'Compara Gráficos'.Z6 'MPIBcast-MIN'.H17:'MPIBcast-MIN'.K17 'ProfBcast-MIN'.H17:'ProfBcast-MIN'.K17 'MPIBcast-MED'.H17:'MPIBcast-MED'.K17 'ProfBcast-MED'.H17:'ProfBcast-MED'.K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H17:'MPIBcast-MIN'.K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H17:'ProfBcast-MIN'.K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H17:'MPIBcast-MED'.K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H17:'ProfBcast-MED'.K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160.7517952">
                <text:p>160.7517952</text:p>
              </table:table-cell>
              <table:table-cell office:value-type="float" office:value="146.3991884">
                <text:p>146.3991884</text:p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20.9461884">
                <text:p>120.946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9.441cm" svg:y="5.158cm" style:legend-expansion="custom" svg:width="3.793cm" svg:height="2.682cm" style:legend-expansion-aspect-ratio="1.41424310216257" chart:style-name="ch4"/>
        <chart:plot-area chart:style-name="ch5" table:cell-range-address="'ProfBcast-MED'.N2:'ProfBcast-MED'.Q3 'Compara Gráficos'.Z3:'Compara Gráficos'.Z6 'MPIBcast-MIN'.N17:'MPIBcast-MIN'.Q17 'ProfBcast-MIN'.N17:'ProfBcast-MIN'.Q17 'MPIBcast-MED'.N17:'MPIBcast-MED'.Q17 'ProfBcast-MED'.N17:'ProfBcast-MED'.Q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N17:'MPIBcast-MIN'.Q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N17:'ProfBcast-MIN'.Q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N17:'MPIBcast-MED'.Q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N17:'ProfBcast-MED'.Q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61.7023974">
                <text:p>161.7023974</text:p>
              </table:table-cell>
              <table:table-cell office:value-type="float" office:value="209.960814">
                <text:p>209.960814</text:p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43.8150846">
                <text:p>143.8150846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6.199cm" svg:y="5.633cm" style:legend-expansion="custom" svg:width="3.769cm" svg:height="2.621cm" style:legend-expansion-aspect-ratio="1.43800076306753" chart:style-name="ch4"/>
        <chart:plot-area chart:style-name="ch5" table:cell-range-address="'ProfBcast-MED'.T2:'ProfBcast-MED'.W3 'Compara Gráficos'.Z3:'Compara Gráficos'.Z6 'MPIBcast-MIN'.T17:'MPIBcast-MIN'.W17 'ProfBcast-MIN'.T17:'ProfBcast-MIN'.W17 'MPIBcast-MED'.T17:'MPIBcast-MED'.W17 'ProfBcast-MED'.T17:'ProfBcast-MED'.W17" chart:data-source-has-labels="both" svg:x="0.943cm" svg:y="0.728cm" svg:width="12.647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T17:'MPIBcast-MIN'.W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T17:'ProfBcast-MIN'.W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T17:'MPIBcast-MED'.W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T17:'ProfBcast-MED'.W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359.8146314">
                <text:p>359.8146314</text:p>
              </table:table-cell>
              <table:table-cell office:value-type="float" office:value="392.1586788">
                <text:p>392.1586788</text:p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44.3042702">
                <text:p>244.3042702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3.847cm" svg:height="2.682cm" style:legend-expansion-aspect-ratio="1.43437733035048" chart:style-name="ch4"/>
        <chart:plot-area chart:style-name="ch5" table:cell-range-address="'ProfBcast-MED'.B2:'ProfBcast-MED'.E3 'Compara Gráficos'.Z3:'Compara Gráficos'.Z6 'MPIBcast-MIN'.B17:'MPIBcast-MIN'.E17 'ProfBcast-MIN'.B17:'ProfBcast-MIN'.E17 'MPIBcast-MED'.B17:'MPIBcast-MED'.E17 'ProfBcast-MED'.B17:'ProfBcast-MED'.E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B17:'MPIBcast-MIN'.E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B17:'ProfBcast-MIN'.E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B17:'MPIBcast-MED'.E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B17:'ProfBcast-MED'.E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E17</svg:desc>
                </draw:g>
              </table:table-cell>
              <table:table-cell office:value-type="float" office:value="119.8633098">
                <text:p>119.8633098</text:p>
              </table:table-cell>
              <table:table-cell office:value-type="float" office:value="114.3027604">
                <text:p>114.3027604</text:p>
              </table:table-cell>
              <table:table-cell office:value-type="float" office:value="174.2089744">
                <text:p>174.2089744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E17</svg:desc>
                </draw:g>
              </table:table-cell>
              <table:table-cell office:value-type="float" office:value="97.32263">
                <text:p>97.32263</text:p>
              </table:table-cell>
              <table:table-cell office:value-type="float" office:value="118.2697236">
                <text:p>118.2697236</text:p>
              </table:table-cell>
              <table:table-cell office:value-type="float" office:value="158.6487144">
                <text:p>158.648714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6.596cm" svg:y="0.171cm" style:legend-expansion="custom" svg:width="3.847cm" svg:height="2.682cm" style:legend-expansion-aspect-ratio="1.43437733035048" chart:style-name="ch4"/>
        <chart:plot-area chart:style-name="ch5" table:cell-range-address="'ProfBcast-MED'.H2:'ProfBcast-MED'.K3 'Compara Gráficos'.Z3:'Compara Gráficos'.Z6 'MPIBcast-MIN'.H17:'MPIBcast-MIN'.K17 'ProfBcast-MIN'.H17:'ProfBcast-MIN'.K17 'MPIBcast-MED'.H17:'MPIBcast-MED'.K17 'ProfBcast-MED'.H17:'ProfBcast-MED'.K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H17:'MPIBcast-MIN'.K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H17:'ProfBcast-MIN'.K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H17:'MPIBcast-MED'.K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H17:'ProfBcast-MED'.K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160.7517952">
                <text:p>160.7517952</text:p>
              </table:table-cell>
              <table:table-cell office:value-type="float" office:value="146.3991884">
                <text:p>146.3991884</text:p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20.9461884">
                <text:p>120.946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2.939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2.583cm" svg:y="1.384cm" style:legend-expansion="custom" svg:width="3.847cm" svg:height="2.682cm" style:legend-expansion-aspect-ratio="1.43437733035048" chart:style-name="ch4"/>
        <chart:plot-area chart:style-name="ch5" table:cell-range-address="'ProfBcast-MED'.N2:'ProfBcast-MED'.Q3 'Compara Gráficos'.Z3:'Compara Gráficos'.Z6 'MPIBcast-MIN'.N17:'MPIBcast-MIN'.Q17 'ProfBcast-MIN'.N17:'ProfBcast-MIN'.Q17 'MPIBcast-MED'.N17:'MPIBcast-MED'.Q17 'ProfBcast-MED'.N17:'ProfBcast-MED'.Q17" chart:data-source-has-labels="both" svg:x="0.967cm" svg:y="0.729cm" svg:width="12.814cm" svg:height="8.571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N17:'MPIBcast-MIN'.Q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N17:'ProfBcast-MIN'.Q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N17:'MPIBcast-MED'.Q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N17:'ProfBcast-MED'.Q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61.7023974">
                <text:p>161.7023974</text:p>
              </table:table-cell>
              <table:table-cell office:value-type="float" office:value="209.960814">
                <text:p>209.960814</text:p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43.8150846">
                <text:p>143.8150846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3.822cm" svg:height="2.621cm" style:legend-expansion-aspect-ratio="1.45822205265166" chart:style-name="ch4"/>
        <chart:plot-area chart:style-name="ch5" table:cell-range-address="'ProfBcast-MED'.T2:'ProfBcast-MED'.W3 'Compara Gráficos'.Z3:'Compara Gráficos'.Z6 'MPIBcast-MIN'.T17:'MPIBcast-MIN'.W17 'ProfBcast-MIN'.T17:'ProfBcast-MIN'.W17 'MPIBcast-MED'.T17:'MPIBcast-MED'.W17 'ProfBcast-MED'.T17:'ProfBcast-MED'.W17" chart:data-source-has-labels="both" svg:x="0.967cm" svg:y="0.728cm" svg:width="12.815cm" svg:height="8.572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T17:'MPIBcast-MIN'.W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T17:'ProfBcast-MIN'.W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T17:'MPIBcast-MED'.W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T17:'ProfBcast-MED'.W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359.8146314">
                <text:p>359.8146314</text:p>
              </table:table-cell>
              <table:table-cell office:value-type="float" office:value="392.1586788">
                <text:p>392.1586788</text:p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44.3042702">
                <text:p>244.3042702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 draw:fill-gradient-name="Deep_20_Ocean" draw:gradient-step-count="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6cm" svg:y="1.121cm" chart:style-name="ch3">
          <text:p>ProfBcast</text:p>
        </chart:subtitle>
        <chart:plot-area chart:style-name="ch4" table:cell-range-address="'ProfBcast-MIN'.B2:'ProfBcast-MIN'.E3 'ProfBcast-MIN'.H2:'ProfBcast-MIN'.K3 'ProfBcast-MIN'.N2:'ProfBcast-MIN'.Q3 'ProfBcast-MIN'.T2:'ProfBcast-MIN'.W3 'ProfBcast-MIN'.B16:'ProfBcast-MIN'.E16 'ProfBcast-MIN'.H16:'ProfBcast-MIN'.K16 'ProfBcast-MIN'.N16:'ProfBcast-MIN'.Q16 'ProfBcast-MIN'.T16:'ProfBcast-MIN'.W16 'ProfBcast-MIN'.J25:'Prof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IN'.J25:'Prof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IN'.J25:'Prof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98cm" svg:y="1.121cm" chart:style-name="ch3">
          <text:p>ProfBcast</text:p>
        </chart:subtitle>
        <chart:plot-area chart:style-name="ch4" table:cell-range-address="'ProfBcast-MED'.B2:'ProfBcast-MED'.E3 'ProfBcast-MED'.H2:'ProfBcast-MED'.K3 'ProfBcast-MED'.N2:'ProfBcast-MED'.Q3 'ProfBcast-MED'.T2:'ProfBcast-MED'.W3 'ProfBcast-MED'.B16:'ProfBcast-MED'.E16 'ProfBcast-MED'.H16:'ProfBcast-MED'.K16 'ProfBcast-MED'.N16:'ProfBcast-MED'.Q16 'ProfBcast-MED'.T16:'ProfBcast-MED'.W16 'ProfBcast-MED'.J25:'ProfBcast-MED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ED'.J25:'Prof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ED'.J25:'Prof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ED'.B2:'MPIBcast-MED'.E3 'MPIBcast-MED'.H2:'MPIBcast-MED'.K3 'MPIBcast-MED'.N2:'MPIBcast-MED'.Q3 'MPIBcast-MED'.T2:'MPIBcast-MED'.W3 'MPIBcast-MED'.B16:'MPIBcast-MED'.E16 'MPIBcast-MED'.H16:'MPIBcast-MED'.K16 'MPIBcast-MED'.N16:'MPIBcast-MED'.Q16 'MPIBcast-MED'.T16:'MPIBcast-MED'.W16 'MPIBcast-MED'.J25:'MPIBcast-MED'.M25" chart:data-source-has-labels="row" svg:x="0.467cm" svg:y="0.729cm" svg:width="13.123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058cm" svg:y="9.189cm" chart:style-name="ch6">
              <text:p>Experimento</text:p>
            </chart:title>
            <chart:categories table:cell-range-address="'MPIBcast-MED'.B2:'MPIBcast-MED'.E3 'MPIBcast-MED'.H2:'MPIBcast-MED'.K3 'MPIBcast-MED'.N2:'MPIBcast-MED'.Q3 'MPIBcast-MED'.T2:'MPI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ED'.B16:'MPIBcast-MED'.E16 'MPIBcast-MED'.H16:'MPIBcast-MED'.K16 'MPIBcast-MED'.N16:'MPIBcast-MED'.Q16 'MPIBcast-MED'.T16:'MPI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ED'.J25:'MPI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ED'.B2:'MPIBcast-MED'.E3 'MPIBcast-MED'.H2:'MPIBcast-MED'.K3 'MPIBcast-MED'.N2:'MPIBcast-MED'.Q3 'MPIBcast-MED'.T2:'MPI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ED'.J25:'MPI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repeated="16"/>
          </chart:series>
          <chart:series chart:attached-axis="primary-y" chart:style-name="ch13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repeated="16"/>
          </chart:series>
          <chart:series chart:attached-axis="primary-y" chart:style-name="ch13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Comparando Gráficos</text:p>
        </chart:title>
        <chart:subtitle svg:x="0cm" svg:y="0cm" chart:style-name="ch3">
          <text:p/>
        </chart:subtitle>
        <chart:legend chart:legend-position="end" svg:x="2.102cm" svg:y="1.113cm" style:legend-expansion="custom" svg:width="3.793cm" svg:height="2.682cm" style:legend-expansion-aspect-ratio="1.41424310216257" chart:style-name="ch4"/>
        <chart:plot-area chart:style-name="ch5" table:cell-range-address="'ProfBcast-MED'.B2:'ProfBcast-MED'.E3 'ProfBcast-MED'.H2:'ProfBcast-MED'.K3 'ProfBcast-MED'.N2:'ProfBcast-MED'.Q3 'ProfBcast-MED'.T2:'ProfBcast-MED'.W3 'Compara Gráficos'.Z3:'Compara Gráficos'.Z5 'MPIBcast-MIN'.B16:'MPIBcast-MIN'.E16 'MPIBcast-MIN'.H16:'MPIBcast-MIN'.K16 'MPIBcast-MIN'.N16:'MPIBcast-MIN'.Q16 'MPIBcast-MIN'.T16:'MPIBcast-MIN'.W16 'ProfBcast-MIN'.B16:'ProfBcast-MIN'.E16 'ProfBcast-MIN'.H16:'ProfBcast-MIN'.K16 'ProfBcast-MIN'.N16:'ProfBcast-MIN'.Q16 'ProfBcast-MIN'.T16:'ProfBcast-MIN'.W16 'Compara Gráficos'.Z6:'Compara Gráficos'.Z6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B16:'MPIBcast-MIN'.E16 'MPIBcast-MIN'.H16:'MPIBcast-MIN'.K16 'MPIBcast-MIN'.N16:'MPIBcast-MIN'.Q16 'MPIBcast-MIN'.T16:'MPIBcast-MIN'.W16" chart:label-cell-address="'Compara Gráficos'.Z3:'Compara Gráficos'.Z3" chart:class="chart:line">
            <chart:data-point chart:repeated="16"/>
          </chart:series>
          <chart:series chart:attached-axis="primary-y" chart:style-name="ch14" chart:values-cell-range-address="'ProfBcast-MIN'.B16:'ProfBcast-MIN'.E16 'ProfBcast-MIN'.H16:'ProfBcast-MIN'.K16 'ProfBcast-MIN'.N16:'ProfBcast-MIN'.Q16 'ProfBcast-MIN'.T16:'ProfBcast-MIN'.W16" chart:label-cell-address="'Compara Gráficos'.Z4:'Compara Gráficos'.Z4" chart:class="chart:line">
            <chart:data-point chart:repeated="16"/>
          </chart:series>
          <chart:series chart:attached-axis="primary-y" chart:style-name="ch15" chart:values-cell-range-address="'ProfBcast-MED'.B16:'ProfBcast-MED'.E16 'ProfBcast-MED'.H16:'ProfBcast-MED'.K16 'ProfBcast-MED'.N16:'ProfBcast-MED'.Q16 'ProfBcast-MED'.T16:'ProfBcast-MED'.W16" chart:label-cell-address="'Compara Gráficos'.Z6:'Compara Gráficos'.Z6" chart:class="chart:line">
            <chart:data-point chart:repeated="16"/>
          </chart:series>
          <chart:series chart:attached-axis="primary-y" chart:style-name="ch16" chart:values-cell-range-address="'MPIBcast-MED'.B16:'MPIBcast-MED'.E16 'MPIBcast-MED'.H16:'MPIBcast-MED'.K16 'MPIBcast-MED'.N16:'MPIBcast-MED'.Q16 'MPIBcast-MED'.T16:'MPIBcast-MED'.W16" chart:label-cell-address="'Compara Gráficos'.Z5:'Compara Gráficos'.Z5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